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73000001451F7541BC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87cm" svg:height="4.088cm" svg:x="0.496cm" svg:y="0.24cm">
          <draw:image xlink:href="Pictures/2000000200000273000001451F7541BC.eps" xlink:type="simple" xlink:show="embed" xlink:actuate="onLoad">
            <text:p/>
          </draw:image>
        </draw:frame>
        <draw:frame draw:style-name="gr2" draw:layer="layout" svg:width="1.238cm" svg:height="0.329cm" svg:x="7.398cm" svg:y="2.1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83cm" svg:height="0.329cm" svg:x="5.767cm" svg:y="0.2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58cm" svg:height="0.329cm" svg:x="3.608cm" svg:y="0.3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71cm" svg:height="0.329cm" svg:x="1.27cm" svg:y="0.3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999cm" svg:height="0.999cm" svg:x="3.43cm" svg:y="1.26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56cm" svg:height="0.329cm" svg:x="6.021cm" svg:y="1.4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56cm" svg:height="0.329cm" svg:x="3.862cm" svg:y="1.44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56cm" svg:height="0.329cm" svg:x="1.524cm" svg:y="1.449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5T18:05:21</dc:date>
    <dc:creator>kkk </dc:creator>
    <meta:generator>LibreOffice/3.3$Linux LibreOffice_project/330m19$Build-401</meta:generator>
    <meta:editing-duration>PT6H18M5S</meta:editing-duration>
    <meta:editing-cycles>36</meta:editing-cycles>
    <meta:document-statistic meta:object-count="9"/>
  </office:meta>
</office:document-meta>
</file>

<file path=Object 1/content.xml><?xml version="1.0" encoding="utf-8"?>
<math xmlns="http://www.w3.org/1998/Math/MathML">
  <semantics>
    <mover accent="true">
      <mrow>
        <mi mathvariant="italic">پست</mi>
        <mi mathvariant="italic">زبردستی</mi>
      </mrow>
      <mo>¯</mo>
    </mover>
    <annotation encoding="StarMath 5.0">overline{پست زبردستی}</annotation>
  </semantics>
</math>
</file>

<file path=Object 2/content.xml><?xml version="1.0" encoding="utf-8"?>
<math xmlns="http://www.w3.org/1998/Math/MathML">
  <semantics>
    <mi mathvariant="italic">اکائی</mi>
    <annotation encoding="StarMath 5.0">اکائی</annotation>
  </semantics>
</math>
</file>

<file path=Object 3/content.xml><?xml version="1.0" encoding="utf-8"?>
<math xmlns="http://www.w3.org/1998/Math/MathML">
  <semantics>
    <mi mathvariant="italic">دہائی</mi>
    <annotation encoding="StarMath 5.0">دہائی</annotation>
  </semantics>
</math>
</file>

<file path=Object 4/content.xml><?xml version="1.0" encoding="utf-8"?>
<math xmlns="http://www.w3.org/1998/Math/MathML">
  <semantics>
    <mi mathvariant="italic">سینکڑا</mi>
    <annotation encoding="StarMath 5.0">سینکڑا</annotation>
  </semantics>
</math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i mathvariant="italic">گِن</mi>
    <annotation encoding="StarMath 5.0">گِن</annotation>
  </semantics>
</math>
</file>

<file path=Object 7/content.xml><?xml version="1.0" encoding="utf-8"?>
<math xmlns="http://www.w3.org/1998/Math/MathML">
  <semantics>
    <mi mathvariant="italic">گِن</mi>
    <annotation encoding="StarMath 5.0">گِن</annotation>
  </semantics>
</math>
</file>

<file path=Object 8/content.xml><?xml version="1.0" encoding="utf-8"?>
<math xmlns="http://www.w3.org/1998/Math/MathML">
  <semantics>
    <mi mathvariant="italic">گِن</mi>
    <annotation encoding="StarMath 5.0">گِن</annotation>
  </semantics>
</math>
</file>